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color="#999999" fo:font-size="8pt" style:font-size-asian="8pt" style:font-size-complex="8pt"/>
    </style:style>
    <style:style style:name="P2" style:family="paragraph" style:parent-style-name="Text_20_body">
      <style:text-properties fo:font-style="italic" style:text-underline-style="solid" style:text-underline-width="auto" style:text-underline-color="font-color" style:font-style-asian="italic" style:font-style-complex="italic"/>
    </style:style>
    <style:style style:name="P3" style:family="paragraph" style:parent-style-name="Text_20_body">
      <style:text-properties fo:font-style="normal" style:text-underline-style="none" style:font-style-asian="normal" style:font-style-complex="normal"/>
    </style:style>
    <style:style style:name="T1" style:family="text">
      <style:text-properties fo:font-style="italic" style:font-style-asian="italic" style:font-style-complex="italic"/>
    </style:style>
    <style:style style:name="T2" style:family="text">
      <style:text-properties fo:font-size="8pt" style:font-size-asian="8pt" style:font-size-complex="8pt"/>
    </style:style>
    <style:style style:name="T3" style:family="text">
      <style:text-properties fo:color="#999999" fo:font-size="8pt" style:font-size-asian="8pt" style:font-size-complex="8pt"/>
    </style:style>
    <style:style style:name="T4" style:family="text">
      <style:text-properties style:use-window-font-color="true" fo:font-size="8pt" style:font-size-asian="8pt"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apter 1: Infrared Control Robot <text:s text:c="203"/></text:h>
      <text:p text:style-name="Text_20_body"/>
      <text:h text:style-name="Heading_20_2" text:outline-level="2">Introduction</text:h>
      <text:p text:style-name="Text_20_body"><text:s text:c="2"/>In this chapter, we will use a standard motorized platform in conjunction with an Arduino, Infrared receiver, motor-controller, and Infrared Remote to build a remote controlled robot. At the end of this chapter, you should understand the concepts behind infrared data transmission, serial data transfer, Arduino data String objects, and case statements. Now on to the fun stuff.</text:p>
      <text:p text:style-name="Text_20_body"><text:s text:c="2"/>The purpose of this chapter is to create a wireless robot controller link for as cheap as possible. As I mentioned, this book is meant to focus on the manipulation of code to achieve the desired results instead of building hardware around a problem, so we will be using our standard robot-base kit, motor-controller, battery, and Arduino to get started. This chapter will not discuss how to connect your Arduino to your robot-base, but rather how to connect the sensors from this chapter to your Arduino.</text:p>
      <text:p text:style-name="Text_20_body"><text:s text:c="2"/>You will need very few things to test the code in this chapter – an infrared detector from Radio Shack, <text:s/>an infrared emitter, your Arduino, and a computer. The infrared emitter from Radio Shack is easy to directly connect to the Arduino and only costs about $4.00. For testing purposes, you can use nearly any infrared remote from any TV, VCR, DVD, or other appliance. If you must purchase one, nearly any electronics store has a cheap IR remote for under $10. Alternatively, I will also show you how to use a recycled IR toy helicopter remote that has 3 joystick channels and 2 buttons – these are easily obtainable and provide more real-time control of your robot. </text:p>
      <text:p text:style-name="Text_20_body"><text:s text:c="2"/>While the Arduino code for this project has a few different parts that we will discuss, the overall objective is to get a stream of data, and ultimately a specific code from the infrared detector for each function on our infrared remote control. To do this, we will need to connect the infrared detector to our Arduino so we can read the signals and evaluate them. Then we will need to record the data that is received for several buttons on our remote control. Once we record the codes that are being sent across from the remote, we can assign some actions for our robot to carry out when called. While most IR remote controls have different codes, you can decode as few buttons as you like to get your robot moving. 3 or 4 functions should be sufficient for basic movement (up/down/left/right). First, we will discuss how infrared data signals work.</text:p>
      <text:h text:style-name="Heading_20_2" text:outline-level="2">Reading Infrared signals</text:h>
      <text:p text:style-name="Text_20_body"><text:s text:c="2"/>Infrared data transmission is shockingly simple to implement and equally as cheap. To send a signal using infrared light, you will need two devices: an infrared emitter and an infrared detector. The emitter is nothing more than an LED that only emits light in a specific wavelength (the infrared wavelength is 750 nm - 1 mm) - though these LED's are powered the same way as a normal LED, the light that is emitted is undetectable to the human eye (that is, you can't see it) and must be viewed using a digital camera or other filtering device. The infrared detector is actually a transistor switch that uses infrared light to activate its Base pin, instead of electrical current or voltage. The standard IR detector has 3 pins – power, ground, and signal. <text:s/>By applying +5v and Gnd signals to the power pins, we can simply plug the signal pin into any digital input pin on the Arduino (so any pin).</text:p>
      <text:p text:style-name="Text_20_body"><text:s text:c="2"/>As you may recall, a transistor is a solid-state electrical switch that can be turned On and Off thousands of times every second. The high speed at which the infrared detector can read infrared signals is ideal for low bandwidth data transfer using a string of binary data (0's and 1's) bits. To put it <text:soft-page-break/>more simply, the typical infrared emitter device (remote control for your TV) sends out about 20 or so timed electrical pulses each time you press a button. Each pulse that is emitted is one of two lengths - if intended to be interpreted as a LOW bit (0), the pulse duration is approximately 500 microseconds (0.5mS), whereas the duration of a HIGH pulse (1) is approximately 1100 microseconds (1.1mS). We can easily read the pulses that are transmitted using the pulseIn() command on the Arduino as shown: <text:s/></text:p>
      <text:p text:style-name="Text_20_body"><text:s text:c="2"/><text:span text:style-name="Teletype"><text:span text:style-name="T2">pulse_val = pulseIn(4, HIGH, 10000);</text:span></text:span></text:p>
      <text:p text:style-name="Text_20_body"/>
      <text:p text:style-name="Text_20_body"><text:s text:c="2"/>This command takes 3 arguments and will watch a given pin (the first argument - D4 in the example above) as an input. When the pin changes state from 0v to +5v, this pulseIn() command will start recording the time duration in microseconds of how long that pin stays HIGH, which is the second argument that determines what part of the pulse to measure (LOW, HIGH, or CHANGE). Once the electrical pulse is finished and the voltage level drops back down to 0v, the value that was calculated is then passed into the "pulse_val" variable shown above. The third argument is optional, but determines how long (in microseconds) the Arduino will wait on that pin to receive a pulse before it continues to the rest of the loop - if ommitted, the default "timeout" value is 1 second (100000uS).</text:p>
      <text:p text:style-name="Text_20_body"><text:s text:c="2"/>So now we know how to read the individual pulses that come out of the infrared detector, but those values are intended to be converted into binary or boolean data (1's or 0's) – where 1 corresponds to a HIGH signal and 0 corresponds to a LOW signal. For this we must write a simple function to convert the timed values into boolean values.</text:p>
      <text:h text:style-name="Heading_20_2" text:outline-level="2">Booleanize</text:h>
      <text:p text:style-name="Text_20_body"><text:s text:c="2"/>The IR receiver module will convert infrared light received into a pulse of electricity that is either 500mS <text:s/>in duration or 1100mS (give or take a few microseconds), depending on the intended bit. So I decided to use 750uS as the threshold value that is roughly between 500uS and 1100uS – any pulse duration below the threshold value will be converted to a “0” and any pulse above the threshold will be converted to a “1”. Since a binary bit value type is called a "boolean", I named the function to convert these values "booleanize":</text:p>
      <text:p text:style-name="Text_20_body"/>
      <text:p text:style-name="Text_20_body"><text:span text:style-name="Teletype"><text:span text:style-name="T2"><text:s text:c="4"/>void booleanize(){</text:span></text:span></text:p>
      <text:p text:style-name="Text_20_body"><text:span text:style-name="Teletype"><text:span text:style-name="T2"><text:s text:c="6"/>if (pulse_val &gt; 750){</text:span></text:span></text:p>
      <text:p text:style-name="Text_20_body"><text:span text:style-name="Teletype"><text:span text:style-name="T2"><text:s text:c="8"/>pulse_val = 1;</text:span></text:span></text:p>
      <text:p text:style-name="Text_20_body"><text:span text:style-name="Teletype"><text:span text:style-name="T2"><text:s text:c="6"/>}</text:span></text:span></text:p>
      <text:p text:style-name="Text_20_body"><text:span text:style-name="Teletype"><text:span text:style-name="T2"><text:s text:c="6"/>else {</text:span></text:span></text:p>
      <text:p text:style-name="Text_20_body"><text:span text:style-name="Teletype"><text:span text:style-name="T2"><text:s text:c="8"/>pulse_val = 0;</text:span></text:span></text:p>
      <text:p text:style-name="Text_20_body"><text:span text:style-name="Teletype"><text:span text:style-name="T2"><text:s text:c="6"/>}</text:span></text:span></text:p>
      <text:p text:style-name="Text_20_body"><text:span text:style-name="Teletype"><text:span text:style-name="T2"><text:s text:c="4"/>}</text:span></text:span></text:p>
      <text:p text:style-name="Text_20_body"><text:span text:style-name="Teletype"><text:span text:style-name="T2"/></text:span></text:p>
      <text:p text:style-name="Text_20_body"><text:s text:c="2"/>Well then... that was easy, right? We know that a boolean value can only be either 1 or 0, and we knew that the observed pulse length was either 500mS or 1100mS, so I just picked a value near the middle (750mS) to see if the pulse_val was above or below that and then assigned a 1 or 0 to the value accordingly. Congratulations, you've just been booleanized.</text:p>
      <text:p text:style-name="Text_20_body"><text:s text:c="2"/>Now that we have a clean data bit from each pulse, we need to add the booleanized pulses from each signal into one variable that can be analyzed – enter the String object.</text:p>
      <text:h text:style-name="Heading_20_2" text:outline-level="2"><text:soft-page-break/>Arduino String object</text:h>
      <text:p text:style-name="Text_20_body"><text:s text:c="2"/>Typically when using the Arduino, you will see the integer data type (ie. int x = 3;) used to initiate variables for pin assignment, holding non-floating point numbers, or even variable names. We also discussed boolean variables that contain a binary piece of data which can only be either True or False (1 or 0 respectively). The easiest way to create a piece of data that contains the code we need from the IR remote is to create what is called a “String” object that can contain multiple characters in a row, and have more added to the end as needed. A simple string can be created by declaring the String variable type (note the capital S in String), assigning a name to the variable, then assigning a value by placing any characters between quotation marks like so:</text:p>
      <text:p text:style-name="Text_20_body"><text:tab/><text:span text:style-name="Teletype"><text:span text:style-name="T2">String test_string = “Hello”</text:span></text:span></text:p>
      <text:p text:style-name="Text_20_body"><text:s text:c="2"/>Notice that this string contains characters like “H” and “e”. You can also place digits in a string, though they will not be interpreted as integers that can be added/subtracted/etc.., they will only be recognized as the character representation of a digit, such as the string “3”. <text:s/>Where the digits 3 + 8 would equal 11, the strings “3” + “8” would equal “38”. We will discuss more about adding strings, but first let us discuss the positioning of characters in a string.</text:p>
      <text:h text:style-name="Heading_20_3" text:outline-level="3">String Index</text:h>
      <text:p text:style-name="Text_20_body"><text:s text:c="2"/>Each character in the string is indexed by its position, which because of a programming technique called zero-based numbering or zero-indexing, the very first character in the string holds an index of 0 rather than 1, as you might normally think. This means that in the string “Hello”, the character at index 0 would be “H” and the last character in the string “o” would hold an index of 4. Keep this in mind as we will be accessing parts of the string by their array indexes, and this can be a source of confusion.</text:p>
      <text:h text:style-name="Heading_20_3" text:outline-level="3">Substring matching</text:h>
      <text:p text:style-name="Text_20_body"><text:s text:c="2"/>The Arduino language has a method called “substring()” that we can use on String objects that will allow us to check a specific index (or range of indexes) to see if they match another string. We will use this feature after recording the values from the IR remote output and storing them in the Arduino code – then when we are using our robot, we can compare the currently received code from the IR remote against the ones we recorded to determine the desired function from our robot.</text:p>
      <text:p text:style-name="Text_20_body"><text:s text:c="2"/>What? Well, let me put it this way. If you have a sample string with 4 characters “0001”, and we wanted to check and see if the character at index position 3 (the one at the end) is equal to “1”, we would use the substring method to make this query:</text:p>
      <text:p text:style-name="Text_20_body"><text:span text:style-name="Teletype"><text:span text:style-name="T2"><text:s text:c="2"/>String tester = “0001”</text:span></text:span></text:p>
      <text:p text:style-name="Text_20_body"><text:span text:style-name="Teletype"><text:span text:style-name="T2"><text:s text:c="2"/>if (tester.substring(3) == "1"){</text:span></text:span></text:p>
      <text:p text:style-name="Text_20_body"><text:span text:style-name="Teletype"><text:span text:style-name="T2"><text:s text:c="4"/>// do something cool here</text:span></text:span></text:p>
      <text:p text:style-name="Text_20_body"><text:span text:style-name="Teletype"><text:span text:style-name="T2"><text:s text:c="2"/>}</text:span></text:span></text:p>
      <text:p text:style-name="Text_20_body"><text:s text:c="2"/>You would definitely get to do something cool there, because that <text:span text:style-name="T1">if</text:span> statement would pass since the last character (index 3) in the string above named tester is equal to 1. By rearranging the 0's and 1's into different orders, you can see that there are quite a few combinations of unique binary codes that we could interpret. For example, using a 4 digit binary code, we can derive 16 unique values:</text:p>
      <text:p text:style-name="Text_20_body"><text:span text:style-name="Teletype"><text:span text:style-name="T2">0000, 0001, 0010, 0011, 0111, 0110, 0101, 0100, 1000, 1001, 1010, 1011, 1100, 1101, 1110, 1111.</text:span></text:span></text:p>
      <text:p text:style-name="Text_20_body"><text:s text:c="2"/>This means that we can use a single 4-character binary string to represent 16 different functions on our robot... now keep in mind that the string we will be building contains closer to 20 characters. That's over 1,000,000 combinations of individual codes (2^20) - luckily there are only a handful of functions <text:soft-page-break/>that we will use for our robot, so we don't need to decode all 1 million of the possible codes.</text:p>
      <text:h text:style-name="Heading_20_3" text:outline-level="3">String Concatenation</text:h>
      <text:p text:style-name="Text_20_body"><text:s text:c="2"/>One interesting feature about strings (that we will use) is that you can append or concatenate one string onto the end of another, without disrupting the position of the original characters, like so:</text:p>
      <text:p text:style-name="Text_20_body"/>
      <text:p text:style-name="Text_20_body"><text:span text:style-name="Teletype"><text:span text:style-name="T2"><text:s text:c="2"/>String stringOne = “Hello ”;</text:span></text:span></text:p>
      <text:p text:style-name="Text_20_body"><text:span text:style-name="Teletype"><text:span text:style-name="T2"><text:s text:c="2"/>String stringTwo = “World”;</text:span></text:span></text:p>
      <text:p text:style-name="Text_20_body"><text:span text:style-name="Teletype"><text:span text:style-name="T2"><text:s text:c="2"/>String stringThree = stringOne + stringTwo;</text:span></text:span></text:p>
      <text:p text:style-name="Text_20_body"><text:span text:style-name="Teletype"><text:span text:style-name="T2"><text:s text:c="2"/>stringThree =&gt; “Hello World”</text:span></text:span></text:p>
      <text:p text:style-name="Text_20_body"/>
      <text:p text:style-name="Text_20_body"><text:s text:c="2"/>Notice how we declared 3 separate string objects, the third one being the sum of the first two. We can simply add stringOne and stringTwo together, which appended the content of stringTwo to the end of stringOne. The final line is what the resulting stringThree would return.</text:p>
      <text:p text:style-name="Text_20_body"><text:s text:c="2"/>We will similarly use string concatenation to keep adding each boolean value that we decode from the IR detector, and arrange them in the order that they were received. This way we can observe a consistent binary string which will vary depend on what function is being called from the remote. </text:p>
      <text:p text:style-name="Text_20_body"><text:s text:c="2"/>You can now see that by adding the last few programming concepts that we discussed, we are ready to start testing the code on an actual IR sensor, to see what strings of data we can get from it.</text:p>
      <text:p text:style-name="Text_20_body"><text:tab/></text:p>
      <text:h text:style-name="Heading_20_2" text:outline-level="2">The Infrared Detector</text:h>
      <text:p text:style-name="Text_20_body"><text:s text:c="2"/>Since infrared detectors are simply transistors that are opened when a sufficient amount of infrared light enters the detector, there are a number of factors that can cause interference, usually from various other light sources. If this happens, the signal will be distorted and therefore useless to decode.</text:p>
      <text:p text:style-name="Text_20_body"><text:s text:c="2"/>To avoid signal noise and interference, most Infrared control devices are tuned to a specific frequency when they transmit signals (similar to a Serial data transfer speed - eg. 9600bps) so that the receiving transistor knows to only listen to infrared signals that are transmitted at that same frequency (usually 38kHz). This means that you can buy a special infrared detector that has a logic chip built-in to ignore non-control related infrared light. </text:p>
      <text:p text:style-name="Text_20_body"><text:s text:c="2"/>These detectors can be found in nearly any VCR, DVD player, TV, or other remotely controlled indoor appliance - and can easily be read using your Arduino. Radio Shack also sells Infrared Receiver Modules for about $4 each <text:bookmark-start text:name="__DdeLink__144_2134002683"/>(part #276-640)<text:bookmark-end text:name="__DdeLink__144_2134002683"/> that can be directly connected to the Arduino. The receiver contains 3 pins: +5v, GND, and Input. Simply connect these pins to your Arduino, and you can read the input of the IR module from any Arduino I/O pin.</text:p>
      <text:p text:style-name="Text_20_body"><text:s text:c="2"/>How do you read the sensor? Upload the code snippet below to your Arduino, then point an IR remote toward your Arduino and press any button. Open your Serial monitor, and you should see some values in the form of a binary string appear on the screen.</text:p>
      <text:p text:style-name="Text_20_body"/>
      <text:p text:style-name="Text_20_body"><text:span text:style-name="Teletype"><text:span text:style-name="T3">// This code is intended to decode an Infrared remote using a standard Infrared receiver <text:s/>from Radio Shack </text:span></text:span></text:p>
      <text:p text:style-name="Text_20_body"><text:span text:style-name="Teletype"><text:span text:style-name="T3">// This code is tested on an Arduino Mega </text:span></text:span></text:p>
      <text:p text:style-name="Text_20_body"><text:soft-page-break/><text:span text:style-name="Teletype"><text:span text:style-name="T3">// Connect the IR detector input pin to Arduino D12 </text:span></text:span></text:p>
      <text:p text:style-name="Text_20_body"><text:span text:style-name="Teletype"><text:span text:style-name="T3">// JDW 2012 </text:span></text:span></text:p>
      <text:p text:style-name="Text_20_body"><text:span text:style-name="Teletype"><text:span text:style-name="T3"/></text:span></text:p>
      <text:p text:style-name="Text_20_body"><text:span text:style-name="Teletype"><text:span text:style-name="T4">int ledPin = 13; </text:span></text:span><text:span text:style-name="Teletype"><text:span text:style-name="T3">// optional LED on pin 13 </text:span></text:span></text:p>
      <text:p text:style-name="Text_20_body"><text:span text:style-name="Teletype"><text:span text:style-name="T4">int pulse_pin = 12; </text:span></text:span><text:span text:style-name="Teletype"><text:span text:style-name="T3">// connect IR receiver - I used pin 21, but you can change this if using a regular Arduino, any pin will work. </text:span></text:span></text:p>
      <text:p text:style-name="Text_20_body"><text:span text:style-name="Teletype"><text:span text:style-name="T4">int pulse_val = 0; </text:span></text:span><text:span text:style-name="Teletype"><text:span text:style-name="T3">// create a variable for the pulse values from the IR detector</text:span></text:span><text:span text:style-name="Teletype"><text:span text:style-name="T4"> </text:span></text:span></text:p>
      <text:p text:style-name="Text_20_body"><text:span text:style-name="Teletype"><text:span text:style-name="T4">boolean reading = false; </text:span></text:span><text:span text:style-name="Teletype"><text:span text:style-name="T3">// a variable to check and see if the last available pulse was recently </text:span></text:span></text:p>
      <text:p text:style-name="Text_20_body"><text:span text:style-name="Teletype"><text:span text:style-name="T4">String IRstring = ""; </text:span></text:span><text:span text:style-name="Teletype"><text:span text:style-name="T3">// initiate an empty String object </text:span></text:span></text:p>
      <text:p text:style-name="Text_20_body"><text:span text:style-name="Teletype"><text:span text:style-name="T4"><text:s/></text:span></text:span></text:p>
      <text:p text:style-name="Text_20_body"><text:span text:style-name="Teletype"><text:span text:style-name="T4">void setup() { <text:s text:c="2"/></text:span></text:span></text:p>
      <text:p text:style-name="Text_20_body"><text:span text:style-name="Teletype"><text:span text:style-name="T4"><text:s text:c="2"/></text:span></text:span><text:span text:style-name="Teletype"><text:span text:style-name="T3">// start serial monitor at 9600 bits per second </text:span></text:span></text:p>
      <text:p text:style-name="Text_20_body"><text:span text:style-name="Teletype"><text:span text:style-name="T4"><text:s text:c="2"/>Serial.begin(9600); </text:span></text:span></text:p>
      <text:p text:style-name="Text_20_body"><text:span text:style-name="Teletype"><text:span text:style-name="T4"><text:s text:c="2"/></text:span></text:span><text:span text:style-name="Teletype"><text:span text:style-name="T3">// create OUTPUT for led on arduino pin 13</text:span></text:span><text:span text:style-name="Teletype"><text:span text:style-name="T4"> </text:span></text:span></text:p>
      <text:p text:style-name="Text_20_body"><text:span text:style-name="Teletype"><text:span text:style-name="T4"><text:s text:c="2"/>pinMode(ledPin, OUTPUT); </text:span></text:span></text:p>
      <text:p text:style-name="Text_20_body"><text:span text:style-name="Teletype"><text:span text:style-name="T4"><text:s text:c="2"/></text:span></text:span><text:span text:style-name="Teletype"><text:span text:style-name="T3">// input pulse signal from infrared remote</text:span></text:span><text:span text:style-name="Teletype"><text:span text:style-name="T4"> </text:span></text:span></text:p>
      <text:p text:style-name="Text_20_body"><text:span text:style-name="Teletype"><text:span text:style-name="T4"><text:s text:c="2"/>pinMode(pulse_pin, INPUT); </text:span></text:span></text:p>
      <text:p text:style-name="Text_20_body"><text:span text:style-name="Teletype"><text:span text:style-name="T4">} </text:span></text:span></text:p>
      <text:p text:style-name="Text_20_body"><text:span text:style-name="Teletype"><text:span text:style-name="T4"/></text:span></text:p>
      <text:p text:style-name="Text_20_body"><text:span text:style-name="Teletype"><text:span text:style-name="T4">void pulse(){ </text:span></text:span></text:p>
      <text:p text:style-name="Text_20_body"><text:span text:style-name="Teletype"><text:span text:style-name="T4"><text:s text:c="2"/></text:span></text:span><text:span text:style-name="Teletype"><text:span text:style-name="T3">// use the pulseIn() function to check the length of each pulse</text:span></text:span><text:span text:style-name="Teletype"><text:span text:style-name="T4"> </text:span></text:span></text:p>
      <text:p text:style-name="Text_20_body"><text:span text:style-name="Teletype"><text:span text:style-name="T4"><text:s text:c="2"/>pulse_val = pulseIn(pulse_pin, HIGH, 10000); </text:span></text:span></text:p>
      <text:p text:style-name="Text_20_body"><text:span text:style-name="Teletype"><text:span text:style-name="T4">} </text:span></text:span></text:p>
      <text:p text:style-name="Text_20_body"><text:span text:style-name="Teletype"><text:span text:style-name="T4"/></text:span></text:p>
      <text:p text:style-name="Text_20_body"><text:span text:style-name="Teletype"><text:span text:style-name="T4">void booleanize(){ </text:span></text:span></text:p>
      <text:p text:style-name="Text_20_body"><text:span text:style-name="Teletype"><text:span text:style-name="T4"><text:s text:c="2"/></text:span></text:span><text:span text:style-name="Teletype"><text:span text:style-name="T3">// this function changes the pulse readings of 500 microseconds and 1100 microseconds into 0 or 1 boolean values.</text:span></text:span><text:span text:style-name="Teletype"><text:span text:style-name="T4"> </text:span></text:span></text:p>
      <text:p text:style-name="Text_20_body"><text:span text:style-name="Teletype"><text:span text:style-name="T4"><text:s text:c="2"/>if (pulse_val &gt; 750){pulse_val = 1;} </text:span></text:span></text:p>
      <text:p text:style-name="Text_20_body"><text:span text:style-name="Teletype"><text:span text:style-name="T4"><text:s text:c="2"/>else {pulse_val = 0;} </text:span></text:span></text:p>
      <text:p text:style-name="Text_20_body"><text:span text:style-name="Teletype"><text:span text:style-name="T4">} </text:span></text:span></text:p>
      <text:p text:style-name="Text_20_body"><text:span text:style-name="Teletype"><text:span text:style-name="T4"/></text:span></text:p>
      <text:p text:style-name="Text_20_body"><text:span text:style-name="Teletype"><text:span text:style-name="T4">void loop() { </text:span></text:span></text:p>
      <text:p text:style-name="Text_20_body"><text:span text:style-name="Teletype"><text:span text:style-name="T4"><text:s text:c="3"/>pulse(); // get a pulse reading from the IR sensor </text:span></text:span></text:p>
      <text:p text:style-name="Text_20_body"><text:span text:style-name="Teletype"><text:span text:style-name="T4"><text:s text:c="2"/></text:span></text:span><text:span text:style-name="Teletype"><text:span text:style-name="T3">// now check to see if it is a pulse was read</text:span></text:span><text:span text:style-name="Teletype"><text:span text:style-name="T4"> </text:span></text:span></text:p>
      <text:p text:style-name="Text_20_body"><text:span text:style-name="Teletype"><text:span text:style-name="T4"><text:s text:c="2"/>if (pulse_val &gt; 0){ </text:span></text:span></text:p>
      <text:p text:style-name="Text_20_body"><text:span text:style-name="Teletype"><text:span text:style-name="T4"><text:s text:c="4"/>digitalWrite(ledPin, HIGH); </text:span></text:span><text:span text:style-name="Teletype"><text:span text:style-name="T3">// when a pulse is being read, turn on the LED on pin 13 </text:span></text:span></text:p>
      <text:p text:style-name="Text_20_body"><text:span text:style-name="Teletype"><text:span text:style-name="T4"><text:s text:c="4"/>reading = true; </text:span></text:span><text:span text:style-name="Teletype"><text:span text:style-name="T3">// assert that we are still reading signals </text:span></text:span></text:p>
      <text:p text:style-name="Text_20_body"><text:span text:style-name="Teletype"><text:span text:style-name="T4"><text:s text:c="4"/>booleanize(); </text:span></text:span><text:span text:style-name="Teletype"><text:span text:style-name="T3">// convert each pulse into a boolean 0 or 1 </text:span></text:span></text:p>
      <text:p text:style-name="Text_20_body"><text:span text:style-name="Teletype"><text:span text:style-name="T4"><text:s text:c="4"/>IRstring = IRstring + pulse_val; </text:span></text:span><text:span text:style-name="Teletype"><text:span text:style-name="T3">// append each new value to a string data object instead of an array </text:span></text:span></text:p>
      <text:p text:style-name="Text_20_body"><text:span text:style-name="Teletype"><text:span text:style-name="T4"><text:s text:c="2"/>} </text:span></text:span></text:p>
      <text:p text:style-name="Text_20_body"><text:span text:style-name="Teletype"><text:span text:style-name="T4"><text:s text:c="2"/></text:span></text:span><text:span text:style-name="Teletype"><text:span text:style-name="T3">// if the pulse is not greater than 0...</text:span></text:span><text:span text:style-name="Teletype"><text:span text:style-name="T4"> </text:span></text:span></text:p>
      <text:p text:style-name="Text_20_body"><text:span text:style-name="Teletype"><text:span text:style-name="T4"><text:s text:c="2"/>else { </text:span></text:span></text:p>
      <text:p text:style-name="Text_20_body"><text:span text:style-name="Teletype"><text:span text:style-name="T4"><text:s text:c="4"/></text:span></text:span><text:span text:style-name="Teletype"><text:span text:style-name="T3">// if this is the first 0 reading after a set of pulses, go ahead and close the string out and read the pulses</text:span></text:span><text:span text:style-name="Teletype"><text:span text:style-name="T4"> </text:span></text:span></text:p>
      <text:p text:style-name="Text_20_body"><text:span text:style-name="Teletype"><text:span text:style-name="T4"><text:s text:c="4"/>if (reading == true){ </text:span></text:span></text:p>
      <text:p text:style-name="Text_20_body"><text:soft-page-break/><text:span text:style-name="Teletype"><text:span text:style-name="T4"><text:s text:c="6"/>Serial.println(IRstring); </text:span></text:span><text:span text:style-name="Teletype"><text:span text:style-name="T3">// Print the full String </text:span></text:span></text:p>
      <text:p text:style-name="Text_20_body"><text:span text:style-name="Teletype"><text:span text:style-name="T4"><text:s text:c="6"/>IRstring = ""; <text:s/></text:span></text:span><text:span text:style-name="Teletype"><text:span text:style-name="T3">// set the string object to be empty "" </text:span></text:span></text:p>
      <text:p text:style-name="Text_20_body"><text:span text:style-name="Teletype"><text:span text:style-name="T4"><text:s text:c="4"/>} </text:span></text:span></text:p>
      <text:p text:style-name="Text_20_body"><text:span text:style-name="Teletype"><text:span text:style-name="T4"><text:s text:c="4"/>reading = false; </text:span></text:span><text:span text:style-name="Teletype"><text:span text:style-name="T3">// since we are no longer reading a pulse anymore, set the reading value to false</text:span></text:span><text:span text:style-name="Teletype"><text:span text:style-name="T4"> </text:span></text:span></text:p>
      <text:p text:style-name="Text_20_body"><text:span text:style-name="Teletype"><text:span text:style-name="T4"><text:s text:c="2"/>} </text:span></text:span></text:p>
      <text:p text:style-name="Text_20_body"><text:span text:style-name="Teletype"><text:span text:style-name="T4"><text:s text:c="2"/>digitalWrite(ledPin, LOW); </text:span></text:span><text:span text:style-name="Teletype"><text:span text:style-name="T3">// turn off the LED </text:span></text:span></text:p>
      <text:p text:style-name="Text_20_body"><text:span text:style-name="Teletype"><text:span text:style-name="T4">} </text:span></text:span></text:p>
      <text:p text:style-name="Text_20_body"><text:span text:style-name="Teletype"><text:span text:style-name="T4"/></text:span></text:p>
      <text:p text:style-name="P1">// END OF CODE</text:p>
      <text:p text:style-name="Text_20_body"/>
      <text:p text:style-name="Text_20_body">If everything is working correctly, you should be seeing a string of data on your Serial monitor similar to the image below:</text:p>
      <text:p text:style-name="P2">insert image – infrared_serial_monitor_test.png</text:p>
      <text:p text:style-name="P2"/>
      <text:p text:style-name="P3">TB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Example" style:family="text">
      <style:text-properties style:font-name="DejaVu Sans Mono" style:font-name-asian="WenQuanYi Micro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DejaVu Sans Mono" style:font-name-asian="WenQuanYi Micro Hei1" style:font-name-complex="DejaVu Sans Mono"/>
    </style:style>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Caption_20_characters" style:display-name="Caption characters"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DejaVu Sans Mono" style:font-name-asian="WenQuanYi Micro Hei1"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401</meta:generator>
    <dc:date>2012-09-26T17:24:34</dc:date>
    <dc:creator>JD </dc:creator>
    <meta:editing-duration>PT16H11M2S</meta:editing-duration>
    <meta:editing-cycles>16</meta:editing-cycles>
    <meta:document-statistic meta:table-count="0" meta:image-count="0" meta:object-count="0" meta:page-count="6" meta:paragraph-count="106" meta:word-count="2640" meta:character-count="15266"/>
  </office:meta>
</office:document-meta>
</file>